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4399c" officeooo:paragraph-rsid="0004399c" style:font-weight-asian="bold" style:font-weight-complex="bold"/>
    </style:style>
    <style:style style:name="P2" style:family="paragraph" style:parent-style-name="Standard" style:list-style-name="L1">
      <style:text-properties fo:font-weight="normal" officeooo:rsid="0004399c" officeooo:paragraph-rsid="0004399c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mework1</text:p>
      <text:list xml:id="list2409070251" text:style-name="L1">
        <text:list-item>
          <text:p text:style-name="P2">Analyse and describe what functions the ATM contains</text:p>
        </text:list-item>
        <text:list-item>
          <text:p text:style-name="P2">what and what type of information the ATM processes to operate</text:p>
        </text:list-item>
        <text:list-item>
          <text:p text:style-name="P2">analyse from the user’s point of view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8:01:37.431680434</meta:creation-date>
    <meta:generator>LibreOffice/7.1.6.2.0$Linux_X86_64 LibreOffice_project/10$Build-2</meta:generator>
    <dc:date>2021-10-01T18:46:45.498089444</dc:date>
    <meta:editing-duration>PT33M45S</meta:editing-duration>
    <meta:editing-cycles>1</meta:editing-cycles>
    <meta:document-statistic meta:table-count="0" meta:image-count="0" meta:object-count="0" meta:page-count="1" meta:paragraph-count="4" meta:word-count="30" meta:character-count="166" meta:non-whitespace-character-count="143"/>
  </office:meta>
</office:document-meta>
</file>